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Text_20_body">
      <style:text-properties fo:font-size="11pt" officeooo:paragraph-rsid="00027591" style:font-size-asian="11pt" style:font-size-complex="11pt" style:text-scale="96%"/>
    </style:style>
    <style:style style:name="P2" style:family="paragraph" style:parent-style-name="Text_20_body">
      <style:text-properties officeooo:paragraph-rsid="000477f5"/>
    </style:style>
    <style:style style:name="P3" style:family="paragraph" style:parent-style-name="Text_20_body">
      <style:text-properties officeooo:paragraph-rsid="000c47de"/>
    </style:style>
    <style:style style:name="P4" style:family="paragraph" style:parent-style-name="Text_20_body">
      <style:text-properties officeooo:rsid="0023d9e4" officeooo:paragraph-rsid="0023d9e4"/>
    </style:style>
    <style:style style:name="P5" style:family="paragraph" style:parent-style-name="Text_20_body">
      <style:text-properties officeooo:rsid="0027df82" officeooo:paragraph-rsid="003ffbbe"/>
    </style:style>
    <style:style style:name="P6" style:family="paragraph" style:parent-style-name="Text_20_body">
      <style:text-properties officeooo:rsid="0029ac4d" officeooo:paragraph-rsid="0029ac4d"/>
    </style:style>
    <style:style style:name="P7" style:family="paragraph" style:parent-style-name="Text_20_body">
      <style:text-properties officeooo:rsid="0029ac4d" officeooo:paragraph-rsid="003ffbbe"/>
    </style:style>
    <style:style style:name="P8" style:family="paragraph" style:parent-style-name="Text_20_body">
      <style:text-properties officeooo:paragraph-rsid="002a129d"/>
    </style:style>
    <style:style style:name="P9" style:family="paragraph" style:parent-style-name="Text_20_body">
      <loext:graphic-properties draw:fill="none" draw:fill-color="#ffffff" draw:opacity="100%"/>
      <style:paragraph-properties fo:background-color="transparent"/>
    </style:style>
    <style:style style:name="P10"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1"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2"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3" style:family="paragraph" style:parent-style-name="Text_20_body">
      <style:text-properties officeooo:rsid="0039b0fe" officeooo:paragraph-rsid="0039b0fe"/>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Preformatted_20_Text">
      <style:text-properties officeooo:paragraph-rsid="00027591"/>
    </style:style>
    <style:style style:name="P16" style:family="paragraph" style:parent-style-name="Preformatted_20_Text">
      <style:text-properties officeooo:rsid="0009ff83" officeooo:paragraph-rsid="0009ff83"/>
    </style:style>
    <style:style style:name="P17" style:family="paragraph" style:parent-style-name="Preformatted_20_Text">
      <style:text-properties officeooo:rsid="00114fc5" officeooo:paragraph-rsid="00114fc5"/>
    </style:style>
    <style:style style:name="P18" style:family="paragraph" style:parent-style-name="Preformatted_20_Text">
      <style:text-properties officeooo:rsid="00144a30" officeooo:paragraph-rsid="00144a30"/>
    </style:style>
    <style:style style:name="P19" style:family="paragraph" style:parent-style-name="Preformatted_20_Text">
      <style:text-properties officeooo:paragraph-rsid="003ffbbe"/>
    </style:style>
    <style:style style:name="P20" style:family="paragraph" style:parent-style-name="Preformatted_20_Text">
      <style:text-properties officeooo:paragraph-rsid="00428801"/>
    </style:style>
    <style:style style:name="P21" style:family="paragraph" style:parent-style-name="Preformatted_20_Text">
      <style:paragraph-properties fo:margin-top="0mm" fo:margin-bottom="4.99mm" loext:contextual-spacing="false"/>
    </style:style>
    <style:style style:name="P22" style:family="paragraph" style:parent-style-name="Preformatted_20_Text">
      <style:paragraph-properties fo:margin-top="0mm" fo:margin-bottom="4.99mm" loext:contextual-spacing="false"/>
      <style:text-properties officeooo:paragraph-rsid="000422e7"/>
    </style:style>
    <style:style style:name="P23" style:family="paragraph" style:parent-style-name="Preformatted_20_Text">
      <style:paragraph-properties fo:margin-top="0mm" fo:margin-bottom="4.99mm" loext:contextual-spacing="false"/>
      <style:text-properties officeooo:paragraph-rsid="000e6991"/>
    </style:style>
    <style:style style:name="P24" style:family="paragraph" style:parent-style-name="Preformatted_20_Text">
      <style:paragraph-properties fo:margin-top="0mm" fo:margin-bottom="4.99mm" loext:contextual-spacing="false"/>
      <style:text-properties officeooo:paragraph-rsid="00469e98"/>
    </style:style>
    <style:style style:name="P25"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26" style:family="paragraph" style:parent-style-name="Standard">
      <style:text-properties fo:font-weight="bold" officeooo:rsid="001776ee" officeooo:paragraph-rsid="0041d4df" style:font-weight-asian="bold" style:font-weight-complex="bold"/>
    </style:style>
    <style:style style:name="P27" style:family="paragraph" style:parent-style-name="Standard">
      <style:text-properties fo:font-weight="bold" officeooo:paragraph-rsid="0041d4df" style:font-weight-asian="bold" style:font-weight-complex="bold"/>
    </style:style>
    <style:style style:name="P28" style:family="paragraph" style:parent-style-name="Standard">
      <style:text-properties officeooo:paragraph-rsid="001c7371"/>
    </style:style>
    <style:style style:name="P29" style:family="paragraph" style:parent-style-name="Standard">
      <style:text-properties officeooo:paragraph-rsid="002b7e28"/>
    </style:style>
    <style:style style:name="P30" style:family="paragraph" style:parent-style-name="Standard">
      <style:text-properties officeooo:paragraph-rsid="00337df5"/>
    </style:style>
    <style:style style:name="P31" style:family="paragraph" style:parent-style-name="Standard">
      <style:text-properties officeooo:rsid="00330ccb" officeooo:paragraph-rsid="00337df5"/>
    </style:style>
    <style:style style:name="P32" style:family="paragraph" style:parent-style-name="Standard">
      <style:text-properties officeooo:paragraph-rsid="003ffbbe"/>
    </style:style>
    <style:style style:name="P33" style:family="paragraph" style:parent-style-name="Standard">
      <style:paragraph-properties fo:text-align="start" style:justify-single-word="false"/>
      <style:text-properties officeooo:paragraph-rsid="00428801"/>
    </style:style>
    <style:style style:name="P34"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35"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36" style:family="paragraph" style:parent-style-name="Table_20_Contents">
      <style:paragraph-properties fo:text-align="center" style:justify-single-word="false"/>
      <style:text-properties style:font-name="Liberation Mono" fo:font-size="10pt" fo:font-weight="bold" officeooo:paragraph-rsid="00428801" style:font-size-asian="10pt" style:font-size-complex="10pt"/>
    </style:style>
    <style:style style:name="P37" style:family="paragraph" style:parent-style-name="Table_20_Contents">
      <style:paragraph-properties fo:text-align="start" style:justify-single-word="false"/>
      <style:text-properties officeooo:paragraph-rsid="00428801"/>
    </style:style>
    <style:style style:name="P38" style:family="paragraph" style:parent-style-name="Table_20_Contents">
      <style:paragraph-properties fo:text-align="center" style:justify-single-word="false"/>
      <style:text-properties style:font-name="Liberation Serif1" fo:font-weight="bold" officeooo:paragraph-rsid="00428801"/>
    </style:style>
    <style:style style:name="P39" style:family="paragraph" style:parent-style-name="Table_20_Contents">
      <style:paragraph-properties fo:text-align="start" style:justify-single-word="false"/>
      <style:text-properties officeooo:rsid="001d73a3" officeooo:paragraph-rsid="00428801"/>
    </style:style>
    <style:style style:name="P40" style:family="paragraph" style:parent-style-name="Heading_20_1">
      <style:text-properties officeooo:paragraph-rsid="00469e98"/>
    </style:style>
    <style:style style:name="P41" style:family="paragraph" style:parent-style-name="Heading_20_1">
      <style:text-properties officeooo:paragraph-rsid="00213667"/>
    </style:style>
    <style:style style:name="P42" style:family="paragraph" style:parent-style-name="Heading_20_1">
      <style:text-properties officeooo:paragraph-rsid="000422e7"/>
    </style:style>
    <style:style style:name="P43"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44"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45" style:family="paragraph" style:parent-style-name="Heading_20_2">
      <style:paragraph-properties fo:margin-top="0mm" fo:margin-bottom="4.99mm" loext:contextual-spacing="false"/>
    </style:style>
    <style:style style:name="P46"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47" style:family="paragraph" style:parent-style-name="Contents_20_1">
      <style:paragraph-properties>
        <style:tab-stops>
          <style:tab-stop style:position="170mm" style:type="right" style:leader-style="dotted" style:leader-text="."/>
        </style:tab-stops>
      </style:paragraph-properties>
    </style:style>
    <style:style style:name="P48" style:family="paragraph" style:parent-style-name="Contents_20_2">
      <style:paragraph-properties>
        <style:tab-stops>
          <style:tab-stop style:position="168.01mm" style:type="right" style:leader-style="dotted" style:leader-text="."/>
        </style:tab-stops>
      </style:paragraph-properties>
    </style:style>
    <style:style style:name="P49" style:family="paragraph" style:parent-style-name="Contents_20_3">
      <style:paragraph-properties>
        <style:tab-stops>
          <style:tab-stop style:position="166mm" style:type="right" style:leader-style="dotted" style:leader-text="."/>
        </style:tab-stops>
      </style:paragraph-properties>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23a92d"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7125f"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114fc5" style:font-weight-asian="bold" style:font-weight-complex="bold"/>
    </style:style>
    <style:style style:name="T15" style:family="text">
      <style:text-properties style:font-name="Liberation Serif" officeooo:rsid="0023a92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style:font-weight-asian="bold" style:font-weight-complex="bold" style:text-scale="94%"/>
    </style:style>
    <style:style style:name="T20" style:family="text">
      <style:text-properties fo:font-weight="bold" officeooo:rsid="003c50aa" style:font-weight-asian="bold" style:font-weight-complex="bold" style:text-scale="94%"/>
    </style:style>
    <style:style style:name="T21" style:family="text">
      <style:text-properties officeooo:rsid="00084a27"/>
    </style:style>
    <style:style style:name="T22" style:family="text">
      <style:text-properties officeooo:rsid="000c47d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font-name="Liberation Mono" fo:font-size="10pt" style:font-name-asian="NSimSun" style:font-size-asian="10pt" style:font-name-complex="Liberation Mono" style:font-size-complex="10pt"/>
    </style:style>
    <style:style style:name="T27" style:family="text">
      <style:text-properties style:font-name="Liberation Mono" fo:font-size="10pt" officeooo:rsid="002a129d" style:font-name-asian="NSimSun" style:font-size-asian="10pt" style:font-name-complex="Liberation Mono" style:font-size-complex="10pt"/>
    </style:style>
    <style:style style:name="T28" style:family="text">
      <style:text-properties style:font-name="Liberation Mono" fo:font-size="10pt" officeooo:rsid="002b30c1" style:font-name-asian="NSimSun" style:font-size-asian="10pt" style:font-name-complex="Liberation Mono" style:font-size-complex="10pt"/>
    </style:style>
    <style:style style:name="T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5pt" officeooo:rsid="002b30c1" style:font-name-asian="NSimSun" style:font-size-asian="15pt" style:font-name-complex="Liberation Mono" style:font-size-complex="15pt"/>
    </style:style>
    <style:style style:name="T32" style:family="text">
      <style:text-properties officeooo:rsid="0018130b"/>
    </style:style>
    <style:style style:name="T33" style:family="text">
      <style:text-properties officeooo:rsid="002625ff"/>
    </style:style>
    <style:style style:name="T34" style:family="text">
      <style:text-properties officeooo:rsid="002a129d"/>
    </style:style>
    <style:style style:name="T35" style:family="text">
      <style:text-properties officeooo:rsid="002b7e28"/>
    </style:style>
    <style:style style:name="T36" style:family="text">
      <style:text-properties officeooo:rsid="002f7c23"/>
    </style:style>
    <style:style style:name="T37" style:family="text">
      <style:text-properties officeooo:rsid="0037c668"/>
    </style:style>
    <style:style style:name="T38" style:family="text">
      <style:text-properties fo:font-size="16pt" officeooo:rsid="003ae997" style:font-size-asian="16pt" style:font-size-complex="16pt"/>
    </style:style>
    <style:style style:name="T39" style:family="text">
      <style:text-properties fo:font-size="16pt" officeooo:rsid="003e264f" style:font-size-asian="16pt" style:font-size-complex="16pt"/>
    </style:style>
    <style:style style:name="T40" style:family="text">
      <style:text-properties officeooo:rsid="0041d4df"/>
    </style:style>
    <style:style style:name="T41" style:family="text">
      <style:text-properties officeooo:rsid="001d73a3"/>
    </style:style>
    <style:style style:name="T42" style:family="text">
      <style:text-properties officeooo:rsid="00454b51"/>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47"><text:a xlink:type="simple" xlink:href="#__RefHeading___Toc1442_537762928" text:style-name="Index_20_Link" text:visited-style-name="Index_20_Link">&lt;!doctype html&gt;<text:tab/>1</text:a></text:p>
            <text:p text:style-name="P47"><text:a xlink:type="simple" xlink:href="#__RefHeading___Toc2379_1726950752" text:style-name="Index_20_Link" text:visited-style-name="Index_20_Link">Attributes<text:tab/>1</text:a></text:p>
            <text:p text:style-name="P48"><text:a xlink:type="simple" xlink:href="#__RefHeading___Toc2381_1726950752" text:style-name="Index_20_Link" text:visited-style-name="Index_20_Link">class<text:tab/>1</text:a></text:p>
            <text:p text:style-name="P48"><text:a xlink:type="simple" xlink:href="#__RefHeading___Toc2383_1726950752" text:style-name="Index_20_Link" text:visited-style-name="Index_20_Link">id<text:tab/>1</text:a></text:p>
            <text:p text:style-name="P47"><text:a xlink:type="simple" xlink:href="#__RefHeading___Toc2385_1726950752" text:style-name="Index_20_Link" text:visited-style-name="Index_20_Link">Basic Formatting<text:tab/>1</text:a></text:p>
            <text:p text:style-name="P48"><text:a xlink:type="simple" xlink:href="#__RefHeading___Toc2387_1726950752" text:style-name="Index_20_Link" text:visited-style-name="Index_20_Link">Usage<text:tab/>1</text:a></text:p>
            <text:p text:style-name="P47"><text:a xlink:type="simple" xlink:href="#__RefHeading___Toc2389_1726950752" text:style-name="Index_20_Link" text:visited-style-name="Index_20_Link">Children<text:tab/>1</text:a></text:p>
            <text:p text:style-name="P47"><text:a xlink:type="simple" xlink:href="#__RefHeading___Toc2391_1726950752" text:style-name="Index_20_Link" text:visited-style-name="Index_20_Link">Comments<text:tab/>2</text:a></text:p>
            <text:p text:style-name="P47"><text:a xlink:type="simple" xlink:href="#__RefHeading___Toc2393_1726950752" text:style-name="Index_20_Link" text:visited-style-name="Index_20_Link">Div<text:tab/>2</text:a></text:p>
            <text:p text:style-name="P47"><text:a xlink:type="simple" xlink:href="#__RefHeading___Toc2395_1726950752" text:style-name="Index_20_Link" text:visited-style-name="Index_20_Link">&lt;input&gt; and forms<text:tab/>2</text:a></text:p>
            <text:p text:style-name="P48"><text:a xlink:type="simple" xlink:href="#__RefHeading___Toc2397_1726950752" text:style-name="Index_20_Link" text:visited-style-name="Index_20_Link">Attributes<text:tab/>2</text:a></text:p>
            <text:p text:style-name="P49"><text:a xlink:type="simple" xlink:href="#__RefHeading___Toc2399_1726950752" text:style-name="Index_20_Link" text:visited-style-name="Index_20_Link">The name property<text:tab/>2</text:a></text:p>
            <text:p text:style-name="P49"><text:a xlink:type="simple" xlink:href="#__RefHeading___Toc2401_1726950752" text:style-name="Index_20_Link" text:visited-style-name="Index_20_Link">The type property<text:tab/>2</text:a></text:p>
            <text:p text:style-name="P49"><text:a xlink:type="simple" xlink:href="#__RefHeading___Toc2403_1726950752" text:style-name="Index_20_Link" text:visited-style-name="Index_20_Link">The form property<text:tab/>2</text:a></text:p>
            <text:p text:style-name="P49"><text:a xlink:type="simple" xlink:href="#__RefHeading___Toc2405_1726950752" text:style-name="Index_20_Link" text:visited-style-name="Index_20_Link">Submit and Reset<text:tab/>3</text:a></text:p>
            <text:p text:style-name="P49"><text:a xlink:type="simple" xlink:href="#__RefHeading___Toc2407_1726950752" text:style-name="Index_20_Link" text:visited-style-name="Index_20_Link">the textarea element<text:tab/>3</text:a></text:p>
            <text:p text:style-name="P49"><text:a xlink:type="simple" xlink:href="#__RefHeading___Toc2409_1726950752" text:style-name="Index_20_Link" text:visited-style-name="Index_20_Link">The password Text Box<text:tab/>3</text:a></text:p>
            <text:p text:style-name="P49"><text:a xlink:type="simple" xlink:href="#__RefHeading___Toc2411_1726950752" text:style-name="Index_20_Link" text:visited-style-name="Index_20_Link">The Hidden Text Box<text:tab/>3</text:a></text:p>
            <text:p text:style-name="P49"><text:a xlink:type="simple" xlink:href="#__RefHeading___Toc2413_1726950752" text:style-name="Index_20_Link" text:visited-style-name="Index_20_Link">the wrap attribute<text:tab/>3</text:a></text:p>
            <text:p text:style-name="P49"><text:a xlink:type="simple" xlink:href="#__RefHeading___Toc2415_1726950752" text:style-name="Index_20_Link" text:visited-style-name="Index_20_Link">Checkbox/Radio buttons<text:tab/>3</text:a></text:p>
            <text:p text:style-name="P49"><text:a xlink:type="simple" xlink:href="#__RefHeading___Toc2417_1726950752" text:style-name="Index_20_Link" text:visited-style-name="Index_20_Link">Selection Boxes<text:tab/>3</text:a></text:p>
            <text:p text:style-name="P47"><text:a xlink:type="simple" xlink:href="#__RefHeading___Toc2419_1726950752" text:style-name="Index_20_Link" text:visited-style-name="Index_20_Link">Headings<text:tab/>3</text:a></text:p>
            <text:p text:style-name="P47"><text:a xlink:type="simple" xlink:href="#__RefHeading___Toc2421_1726950752" text:style-name="Index_20_Link" text:visited-style-name="Index_20_Link">Horizontal rules<text:tab/>3</text:a></text:p>
            <text:p text:style-name="P47"><text:a xlink:type="simple" xlink:href="#__RefHeading___Toc2423_1726950752" text:style-name="Index_20_Link" text:visited-style-name="Index_20_Link">Hyperlinks<text:tab/>3</text:a></text:p>
            <text:p text:style-name="P47"><text:a xlink:type="simple" xlink:href="#__RefHeading___Toc2425_1726950752" text:style-name="Index_20_Link" text:visited-style-name="Index_20_Link">Images<text:tab/>4</text:a></text:p>
            <text:p text:style-name="P47"><text:a xlink:type="simple" xlink:href="#__RefHeading___Toc2427_1726950752" text:style-name="Index_20_Link" text:visited-style-name="Index_20_Link">Input<text:tab/>4</text:a></text:p>
            <text:p text:style-name="P47"><text:a xlink:type="simple" xlink:href="#__RefHeading___Toc2429_1726950752" text:style-name="Index_20_Link" text:visited-style-name="Index_20_Link">Line breaks<text:tab/>4</text:a></text:p>
            <text:p text:style-name="P47"><text:a xlink:type="simple" xlink:href="#__RefHeading___Toc2431_1726950752" text:style-name="Index_20_Link" text:visited-style-name="Index_20_Link">Links<text:tab/>4</text:a></text:p>
            <text:p text:style-name="P47"><text:a xlink:type="simple" xlink:href="#__RefHeading___Toc2433_1726950752" text:style-name="Index_20_Link" text:visited-style-name="Index_20_Link">Lists<text:tab/>4</text:a></text:p>
            <text:p text:style-name="P48"><text:a xlink:type="simple" xlink:href="#__RefHeading___Toc2435_1726950752" text:style-name="Index_20_Link" text:visited-style-name="Index_20_Link">Unordered Lists<text:tab/>4</text:a></text:p>
            <text:p text:style-name="P48"><text:a xlink:type="simple" xlink:href="#__RefHeading___Toc2437_1726950752" text:style-name="Index_20_Link" text:visited-style-name="Index_20_Link">Ordered Lists<text:tab/>4</text:a></text:p>
            <text:p text:style-name="P47"><text:a xlink:type="simple" xlink:href="#__RefHeading___Toc2439_1726950752" text:style-name="Index_20_Link" text:visited-style-name="Index_20_Link">Semantic formatting<text:tab/>4</text:a></text:p>
            <text:p text:style-name="P47"><text:a xlink:type="simple" xlink:href="#__RefHeading___Toc2441_1726950752" text:style-name="Index_20_Link" text:visited-style-name="Index_20_Link">Tables<text:tab/>5</text:a></text:p>
            <text:p text:style-name="P47"><text:a xlink:type="simple" xlink:href="#__RefHeading___Toc2443_1726950752" text:style-name="Index_20_Link" text:visited-style-name="Index_20_Link">Tags &amp; Elements<text:tab/>5</text:a></text:p>
            <text:p text:style-name="P47"><text:a xlink:type="simple" xlink:href="#__RefHeading___Toc2445_1726950752" text:style-name="Index_20_Link" text:visited-style-name="Index_20_Link">Title<text:tab/>5</text:a></text:p>
          </text:index-body>
        </text:table-of-content>
        <text:p text:style-name="P14"/>
      </text:section>
      <text:section text:style-name="Sect3" text:name="Section1">
        <text:h text:style-name="P43" text:outline-level="1"><text:bookmark text:name="line1"/><text:bookmark-start text:name="__RefHeading___Toc1442_537762928"/>&lt;!doctype html&gt;<text:bookmark-end text:name="__RefHeading___Toc1442_537762928"/></text:h>
        <text:h text:style-name="P44"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1"><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1"><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23"><text:span text:style-name="Source_20_Text">&lt;b&gt;</text:span><text:span text:style-name="Source_20_Text"><text:span text:style-name="T16">bold</text:span></text:span><text:span text:style-name="Source_20_Text">&lt;/b&gt;, &lt;i&gt;</text:span><text:span text:style-name="Source_20_Text"><text:span text:style-name="T24">italicized</text:span></text:span><text:span text:style-name="Source_20_Text">&lt;/i&gt;, &lt;u&gt;</text:span><text:span text:style-name="Source_20_Text"><text:span text:style-name="T25">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1"><text:span text:style-name="Source_20_Text">&lt;/html&gt;</text:span></text:p>
        <text:p text:style-name="P21"><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Heading_20_1" text:outline-level="1"><text:bookmark-start text:name="__RefHeading___Toc2391_1726950752"/><text:soft-page-break/>Comments<text:bookmark-end text:name="__RefHeading___Toc2391_1726950752"/></text:h>
        <text:p text:style-name="Preformatted_20_Text">&lt;!-- This is an HTML comment! --&gt;</text:p>
        <text:h text:style-name="Heading_20_1" text:outline-level="1"><text:bookmark-start text:name="__RefHeading___Toc2393_1726950752"/>Div<text:bookmark-end text:name="__RefHeading___Toc2393_1726950752"/></text:h>
        <text:p text:style-name="Text_20_body">A block level container (or 'division' of the web page) for content with no semantic meaning.</text:p>
        <text:p text:style-name="Text_20_body"><text:span text:style-name="Strong_20_Emphasis">Syntax</text:span></text:p>
        <text:p text:style-name="P24"><text:span text:style-name="Source_20_Text">&lt;div&gt;This is a div element.&lt;/div&gt;</text:span></text:p>
        <text:h text:style-name="P40" text:outline-level="1"><text:bookmark-start text:name="__RefHeading___Toc2395_1726950752"/><text:span text:style-name="Source_20_Text"><text:span text:style-name="T38">&lt;input&gt; </text:span></text:span><text:span text:style-name="Source_20_Text"><text:span text:style-name="T39">and forms</text:span></text:span><text:bookmark-end text:name="__RefHeading___Toc2395_1726950752"/></text:h>
        <text:p text:style-name="P25">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6">document.forms[0]</text:span></text:p>
        <text:p text:style-name="P18"/>
        <text:h text:style-name="P45"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36">Attribute</text:p>
            </table:table-cell>
            <table:table-cell table:style-name="Table1.B1" office:value-type="string">
              <text:p text:style-name="P38"/>
            </table:table-cell>
          </table:table-row>
          <table:table-row>
            <table:table-cell table:style-name="Table1.A1" office:value-type="string">
              <text:p text:style-name="P37"><text:a xlink:type="simple" xlink:href="http://www.w3schools.com/tags/att_input_accept.asp" text:style-name="Internet_20_link" text:visited-style-name="Visited_20_Internet_20_Link"><text:span text:style-name="T30">accept</text:span></text:a></text:p>
            </table:table-cell>
            <table:table-cell table:style-name="Table1.B1" office:value-type="string">
              <text:p text:style-name="P37">the types of files that the server accepts: <text:s/><text:span text:style-name="Emphasis">file_extension</text:span><text:line-break/>audio/* <text:s text:c="2"/>video/*<text:line-break/>image/* <text:s text:c="2"/><text:span text:style-name="T23">media_type</text:span> </text:p>
            </table:table-cell>
          </table:table-row>
          <table:table-row>
            <table:table-cell table:style-name="Table1.A1" office:value-type="string">
              <text:p text:style-name="P37"><text:a xlink:type="simple" xlink:href="http://www.w3schools.com/tags/att_input_autocomplete.asp" text:style-name="Internet_20_link" text:visited-style-name="Visited_20_Internet_20_Link"><text:span text:style-name="T30">autocomplete</text:span></text:a></text:p>
            </table:table-cell>
            <table:table-cell table:style-name="Table1.B1" office:value-type="string">
              <text:p text:style-name="P37"><text:span text:style-name="T41">o</text:span>n off </text:p>
            </table:table-cell>
          </table:table-row>
          <table:table-row>
            <table:table-cell table:style-name="Table1.A1" office:value-type="string">
              <text:p text:style-name="P37"><text:a xlink:type="simple" xlink:href="http://www.w3schools.com/tags/att_input_autofocus.asp" text:style-name="Internet_20_link" text:visited-style-name="Visited_20_Internet_20_Link"><text:span text:style-name="T30">autofocus</text:span></text:a></text:p>
            </table:table-cell>
            <table:table-cell table:style-name="Table1.B1" office:value-type="string">
              <text:p text:style-name="P39">No value</text:p>
            </table:table-cell>
          </table:table-row>
          <table:table-row>
            <table:table-cell table:style-name="Table1.A1" office:value-type="string">
              <text:p text:style-name="P37"><text:a xlink:type="simple" xlink:href="http://www.w3schools.com/tags/att_input_checked.asp" text:style-name="Internet_20_link" text:visited-style-name="Visited_20_Internet_20_Link"><text:span text:style-name="T30">checked</text:span></text:a></text:p>
            </table:table-cell>
            <table:table-cell table:style-name="Table1.B1" office:value-type="string">
              <text:p text:style-name="P37">for type="checkbox" or <text:s text:c="2"/></text:p>
              <text:p text:style-name="P37"><text:s text:c="6"/>type="radio" </text:p>
            </table:table-cell>
          </table:table-row>
          <table:table-row>
            <table:table-cell table:style-name="Table1.A1" office:value-type="string">
              <text:p text:style-name="P37"><text:a xlink:type="simple" xlink:href="http://www.w3schools.com/tags/att_input_disabled.asp" text:style-name="Internet_20_link" text:visited-style-name="Visited_20_Internet_20_Link"><text:span text:style-name="T30">disabled</text:span></text:a></text:p>
            </table:table-cell>
            <table:table-cell table:style-name="Table1.B1" office:value-type="string">
              <text:p text:style-name="P39">No value</text:p>
            </table:table-cell>
          </table:table-row>
          <table:table-row>
            <table:table-cell table:style-name="Table1.A1" office:value-type="string">
              <text:p text:style-name="P37"><text:a xlink:type="simple" xlink:href="http://www.w3schools.com/tags/att_input_form.asp" text:style-name="Internet_20_link" text:visited-style-name="Visited_20_Internet_20_Link"><text:span text:style-name="T30">form</text:span></text:a></text:p>
            </table:table-cell>
            <table:table-cell table:style-name="Table1.B1" office:value-type="string">
              <text:p text:style-name="P37">Specifies one or more forms the &lt;input&gt; element belongs</text:p>
            </table:table-cell>
          </table:table-row>
          <table:table-row>
            <table:table-cell table:style-name="Table1.A1" office:value-type="string">
              <text:p text:style-name="P37"><text:a xlink:type="simple" xlink:href="http://www.w3schools.com/tags/att_input_formaction.asp" text:style-name="Internet_20_link" text:visited-style-name="Visited_20_Internet_20_Link"><text:span text:style-name="T30">formaction</text:span></text:a></text:p>
            </table:table-cell>
            <table:table-cell table:style-name="Table1.B1" office:value-type="string">
              <text:p text:style-name="P37">the URL of the file that will process the input control when the form is submitted </text:p>
            </table:table-cell>
          </table:table-row>
          <table:table-row>
            <table:table-cell table:style-name="Table1.A1" office:value-type="string">
              <text:p text:style-name="P37"><text:a xlink:type="simple" xlink:href="http://www.w3schools.com/tags/att_input_height.asp" text:style-name="Internet_20_link" text:visited-style-name="Visited_20_Internet_20_Link"><text:span text:style-name="T30">height</text:span></text:a><text:span text:style-name="T30">/</text:span><text:a xlink:type="simple" xlink:href="http://www.w3schools.com/tags/att_input_width.asp" text:style-name="Internet_20_link" text:visited-style-name="Visited_20_Internet_20_Link"><text:span text:style-name="T30">width</text:span></text:a></text:p>
            </table:table-cell>
            <table:table-cell table:style-name="Table1.B1" office:value-type="string">
              <text:p text:style-name="P37"/>
            </table:table-cell>
          </table:table-row>
          <table:table-row>
            <table:table-cell table:style-name="Table1.A1" office:value-type="string">
              <text:p text:style-name="P37"><text:a xlink:type="simple" xlink:href="http://www.w3schools.com/tags/att_input_size.asp" text:style-name="Internet_20_link" text:visited-style-name="Visited_20_Internet_20_Link"><text:span text:style-name="T30">size</text:span></text:a></text:p>
            </table:table-cell>
            <table:table-cell table:style-name="Table1.B1" office:value-type="string">
              <text:p text:style-name="P37">width, in characters </text:p>
            </table:table-cell>
          </table:table-row>
          <table:table-row>
            <table:table-cell table:style-name="Table1.A1" office:value-type="string">
              <text:p text:style-name="P37"><text:a xlink:type="simple" xlink:href="http://www.w3schools.com/tags/att_input_max.asp" text:style-name="Internet_20_link" text:visited-style-name="Visited_20_Internet_20_Link"><text:span text:style-name="T30">max</text:span></text:a><text:span text:style-name="T30">/</text:span><text:a xlink:type="simple" xlink:href="http://www.w3schools.com/tags/att_input_min.asp" text:style-name="Internet_20_link" text:visited-style-name="Visited_20_Internet_20_Link"><text:span text:style-name="T30">min</text:span></text:a></text:p>
            </table:table-cell>
            <table:table-cell table:style-name="Table1.B1" office:value-type="string">
              <text:p text:style-name="P37"><text:span text:style-name="T41">m</text:span>ax <text:span text:style-name="T41">or min</text:span> value for an elem</text:p>
            </table:table-cell>
          </table:table-row>
          <table:table-row>
            <table:table-cell table:style-name="Table1.A1" office:value-type="string">
              <text:p text:style-name="P37"><text:a xlink:type="simple" xlink:href="http://www.w3schools.com/tags/att_input_maxlength.asp" text:style-name="Internet_20_link" text:visited-style-name="Visited_20_Internet_20_Link"><text:span text:style-name="T30">maxlength</text:span></text:a></text:p>
            </table:table-cell>
            <table:table-cell table:style-name="Table1.B1" office:value-type="string">
              <text:p text:style-name="P37">maximum number of characters allowed </text:p>
            </table:table-cell>
          </table:table-row>
          <table:table-row>
            <table:table-cell table:style-name="Table1.A1" office:value-type="string">
              <text:p text:style-name="P37"><text:a xlink:type="simple" xlink:href="http://www.w3schools.com/tags/att_input_multiple.asp" text:style-name="Internet_20_link" text:visited-style-name="Visited_20_Internet_20_Link"><text:span text:style-name="T30">multiple</text:span></text:a></text:p>
            </table:table-cell>
            <table:table-cell table:style-name="Table1.B1" office:value-type="string">
              <text:p text:style-name="P37">a user can enter more than one value </text:p>
            </table:table-cell>
          </table:table-row>
          <table:table-row>
            <table:table-cell table:style-name="Table1.A1" office:value-type="string">
              <text:p text:style-name="P37"><text:a xlink:type="simple" xlink:href="http://www.w3schools.com/tags/att_input_name.asp" text:style-name="Internet_20_link" text:visited-style-name="Visited_20_Internet_20_Link"><text:span text:style-name="T30">name</text:span></text:a></text:p>
            </table:table-cell>
            <table:table-cell table:style-name="Table1.B1" office:value-type="string">
              <text:p text:style-name="P37"/>
            </table:table-cell>
          </table:table-row>
          <table:table-row>
            <table:table-cell table:style-name="Table1.A1" office:value-type="string">
              <text:p text:style-name="P37"><text:a xlink:type="simple" xlink:href="http://www.w3schools.com/tags/att_input_readonly.asp" text:style-name="Internet_20_link" text:visited-style-name="Visited_20_Internet_20_Link"><text:span text:style-name="T30">readonly</text:span></text:a></text:p>
            </table:table-cell>
            <table:table-cell table:style-name="Table1.B1" office:value-type="string">
              <text:p text:style-name="P37"/>
            </table:table-cell>
          </table:table-row>
          <table:table-row>
            <table:table-cell table:style-name="Table1.A1" office:value-type="string">
              <text:p text:style-name="P37"><text:a xlink:type="simple" xlink:href="http://www.w3schools.com/tags/att_input_required.asp" text:style-name="Internet_20_link" text:visited-style-name="Visited_20_Internet_20_Link"><text:span text:style-name="T30">required</text:span></text:a></text:p>
            </table:table-cell>
            <table:table-cell table:style-name="Table1.B1" office:value-type="string">
              <text:p text:style-name="P37"/>
            </table:table-cell>
          </table:table-row>
          <table:table-row>
            <table:table-cell table:style-name="Table1.A1" office:value-type="string">
              <text:p text:style-name="P37"><text:a xlink:type="simple" xlink:href="http://www.w3schools.com/tags/att_input_src.asp" text:style-name="Internet_20_link" text:visited-style-name="Visited_20_Internet_20_Link"><text:span text:style-name="T30">src</text:span></text:a></text:p>
            </table:table-cell>
            <table:table-cell table:style-name="Table1.B1" office:value-type="string">
              <text:p text:style-name="P37">URL of the image </text:p>
              <text:p text:style-name="P37">to use as a submit button </text:p>
            </table:table-cell>
          </table:table-row>
          <table:table-row>
            <table:table-cell table:style-name="Table1.A1" office:value-type="string">
              <text:p text:style-name="P37"><text:a xlink:type="simple" xlink:href="http://www.w3schools.com/tags/att_input_type.asp" text:style-name="Internet_20_link" text:visited-style-name="Visited_20_Internet_20_Link"><text:span text:style-name="T30">type</text:span></text:a></text:p>
            </table:table-cell>
            <table:table-cell table:style-name="Table1.B1" office:value-type="string">
              <text:p text:style-name="P37">Button, checkbox, color, date , datetime , datetime-local, email , file, hidden, image, month , number , password, radio, range , reset, search, submit, tel, text, time , url, week </text:p>
            </table:table-cell>
          </table:table-row>
          <table:table-row>
            <table:table-cell table:style-name="Table1.A1" office:value-type="string">
              <text:p text:style-name="P37"><text:a xlink:type="simple" xlink:href="http://www.w3schools.com/tags/att_input_value.asp" text:style-name="Internet_20_link" text:visited-style-name="Visited_20_Internet_20_Link"><text:span text:style-name="T30">value</text:span></text:a></text:p>
            </table:table-cell>
            <table:table-cell table:style-name="Table1.B1" office:value-type="string">
              <text:p text:style-name="P33">to put text inside the text box.</text:p>
            </table:table-cell>
          </table:table-row>
        </table:table>
        <text:p text:style-name="P20"><text:span text:style-name="Source_20_Text">&lt;form&gt;<text:tab/><text:tab/></text:span><text:span text:style-name="Source_20_Text"><text:span text:style-name="T15">the value is the displayed text</text:span></text:span></text:p>
        <text:p text:style-name="P20"><text:span text:style-name="Source_20_Text"><text:span text:style-name="T6">&lt;</text:span></text:span><text:span text:style-name="Source_20_Text"><text:span text:style-name="T19">input type</text:span></text:span><text:span text:style-name="Source_20_Text"><text:span text:style-name="T6">='text' </text:span></text:span><text:span text:style-name="Source_20_Text"><text:span text:style-name="T19">name</text:span></text:span><text:span text:style-name="Source_20_Text"><text:span text:style-name="T6">='hi' </text:span></text:span><text:span text:style-name="Source_20_Text"><text:span text:style-name="T19">value</text:span></text:span><text:span text:style-name="Source_20_Text"><text:span text:style-name="T6">='</text:span></text:span><text:span text:style-name="Source_20_Text"><text:span text:style-name="T7">hi</text:span></text:span><text:span text:style-name="Source_20_Text"><text:span text:style-name="T6">'</text:span></text:span><text:span text:style-name="Source_20_Text"><text:span text:style-name="T8">&gt;</text:span></text:span></text:p>
        <text:p text:style-name="Preformatted_20_Text"/>
        <text:p text:style-name="Preformatted_20_Text"><text:span text:style-name="Source_20_Text"><text:span text:style-name="T8">&lt;</text:span></text:span><text:span text:style-name="Source_20_Text"><text:span text:style-name="T20">input type</text:span></text:span><text:span text:style-name="Source_20_Text"><text:span text:style-name="T8">='button' </text:span></text:span><text:span text:style-name="Source_20_Text"><text:span text:style-name="T20">value</text:span></text:span><text:span text:style-name="Source_20_Text"><text:span text:style-name="T8">='muori' </text:span></text:span><text:span text:style-name="Source_20_Text"><text:span text:style-name="T20">onClick</text:span></text:span><text:span text:style-name="Source_20_Text"><text:span text:style-name="T8">='funzionaccia();'&gt;</text:span></text:span></text:p>
        <text:p text:style-name="Preformatted_20_Text"><text:span text:style-name="Source_20_Text"><text:span text:style-name="T8">&lt;</text:span></text:span><text:span text:style-name="Source_20_Text"><text:span text:style-name="T20">img src</text:span></text:span><text:span text:style-name="Source_20_Text"><text:span text:style-name="T8">="but.gif" </text:span></text:span><text:span text:style-name="Source_20_Text"><text:span text:style-name="T20">onClick</text:span></text:span><text:span text:style-name="Source_20_Text"><text:span text:style-name="T8">="myFunc();"&gt; </text:span></text:span></text:p>
        <text:p text:style-name="Preformatted_20_Text">&lt;/form&gt;</text:p>
        <text:h text:style-name="Heading_20_3" text:outline-level="3"><text:bookmark-start text:name="__RefHeading___Toc2399_1726950752"/>The name property<text:bookmark-end text:name="__RefHeading___Toc2399_1726950752"/></text:h>
        <text:p text:style-name="P28">to reference that particular element</text:p>
        <text:p text:style-name="P28">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7">Text input</text:p>
            </table:table-cell>
            <table:table-cell table:style-name="Table2.B1" office:value-type="string">
              <text:p text:style-name="P35">Text Box</text:p>
            </table:table-cell>
            <table:table-cell table:style-name="Table2.B1" table:number-columns-spanned="3" office:value-type="string">
              <text:p text:style-name="P35">Text Area</text:p>
            </table:table-cell>
            <table:covered-table-cell/>
            <table:covered-table-cell/>
            <table:table-cell table:style-name="Table2.F1" table:number-columns-spanned="2" office:value-type="string">
              <text:p text:style-name="P35">Pswd Box</text:p>
            </table:table-cell>
            <table:covered-table-cell/>
          </table:table-row>
          <table:table-row>
            <table:table-cell table:style-name="Table2.A1" office:value-type="string">
              <text:p text:style-name="P27">Tick box</text:p>
            </table:table-cell>
            <table:table-cell table:style-name="Table2.B1" table:number-columns-spanned="2" office:value-type="string">
              <text:p text:style-name="P35">Check Box<text:span text:style-name="T32">es</text:span></text:p>
            </table:table-cell>
            <table:covered-table-cell/>
            <table:table-cell table:style-name="Table2.F1" table:number-columns-spanned="4" office:value-type="string">
              <text:p text:style-name="P35">Radio Button</text:p>
            </table:table-cell>
            <table:covered-table-cell/>
            <table:covered-table-cell/>
            <table:covered-table-cell/>
          </table:table-row>
          <table:table-row>
            <table:table-cell table:style-name="Table2.A1" office:value-type="string">
              <text:p text:style-name="P27">Select</text:p>
            </table:table-cell>
            <table:table-cell table:style-name="Table2.B1" table:number-columns-spanned="3" office:value-type="string">
              <text:p text:style-name="P35">Drop Down <text:span text:style-name="T32">List</text:span></text:p>
            </table:table-cell>
            <table:covered-table-cell/>
            <table:covered-table-cell/>
            <table:table-cell table:style-name="Table2.F1" table:number-columns-spanned="3" office:value-type="string">
              <text:p text:style-name="P35">List Box</text:p>
            </table:table-cell>
            <table:covered-table-cell/>
            <table:covered-table-cell/>
          </table:table-row>
          <table:table-row>
            <table:table-cell table:style-name="Table2.A4" office:value-type="string">
              <text:p text:style-name="P26">Buttons</text:p>
            </table:table-cell>
            <table:table-cell table:style-name="Table2.B4" table:number-columns-spanned="2" office:value-type="string">
              <text:p text:style-name="P34">Standard</text:p>
            </table:table-cell>
            <table:covered-table-cell/>
            <table:table-cell table:style-name="Table2.B4" table:number-columns-spanned="3" office:value-type="string">
              <text:p text:style-name="P34">Reset</text:p>
            </table:table-cell>
            <table:covered-table-cell/>
            <table:covered-table-cell/>
            <table:table-cell table:style-name="Table2.G4" office:value-type="string">
              <text:p text:style-name="P34">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0">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Heading_20_3" text:outline-level="3"><text:bookmark-start text:name="__RefHeading___Toc2405_1726950752"/><text:soft-page-break/>Submit and Reset<text:bookmark-end text:name="__RefHeading___Toc2405_1726950752"/></text:h>
        <text:p text:style-name="P4">When the submit button is clicked, the form data gets sent to the server automatically, without the need for any script.</text:p>
        <text:p text:style-name="P4">When the Reset button is clicked, all the elements in a form are cleared and returned to their default values.</text:p>
        <text:p text:style-name="P4"/>
        <text:h text:style-name="Heading_20_3" text:outline-level="3"><text:bookmark-start text:name="__RefHeading___Toc2407_1726950752"/>the textarea element<text:bookmark-end text:name="__RefHeading___Toc2407_1726950752"/></text:h>
        <text:p text:style-name="P6">it acts very much like the text box element, but it allows multi-line input of text</text:p>
        <text:p text:style-name="P8"><text:span text:style-name="T34"><text:s/>it has its own tag: </text:span><text:span text:style-name="T27">&lt;textarea&gt;</text:span><text:span text:style-name="T34">, and </text:span>it creates an <text:s/><text:span text:style-name="T29">HTMLTextAreaElement</text:span> object. It also has two additional attributes: <text:s/><text:span text:style-name="T27">cols</text:span> and <text:s/><text:span text:style-name="T27">rows</text:span> .</text:p>
        <text:p text:style-name="P9">The <text:s/><text:span text:style-name="T27">cols</text:span> attribute defines how many characters wide the text area will be, and the <text:s/><text:span text:style-name="T27">rows</text:span> attribute defines how many character rows there will be. </text:p>
        <text:p text:style-name="P10"><text:s/></text:p>
        <text:p text:style-name="P12">Example:</text:p>
        <text:p text:style-name="P11">&lt;textarea name="myTextArea" cols="40" rows="20"&gt;<text:tab/>Hello World</text:p>
        <text:p text:style-name="P11"><text:tab/><text:tab/>Line 2 &lt;/textarea&gt;</text:p>
        <text:p text:style-name="P10">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19">&lt;input name="pswd" type="password" /&gt;</text:p>
        <text:p text:style-name="P32">The only real purpose <text:span text:style-name="T33">is</text:span> to have the password characters hidden, <text:span text:style-name="T33">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5">&lt;input type="hidden" name="hidden elem" /&gt;</text:p>
        <text:p text:style-name="P7">useful to keep a record of what was entered in previous pages</text:p>
        <text:h text:style-name="Heading_20_3" text:outline-level="3"><text:bookmark-start text:name="__RefHeading___Toc2413_1726950752"/>the <text:s/><text:span text:style-name="T31">wrap</text:span> attribute<text:bookmark-end text:name="__RefHeading___Toc2413_1726950752"/></text:h>
        <text:p text:style-name="P32"><text:s/><text:span text:style-name="T35">you can use one of two values: <text:s/></text:span><text:span text:style-name="T28">soft</text:span><text:span text:style-name="T35"> and <text:s/></text:span><text:span text:style-name="T28">hard</text:span><text:span text:style-name="T35"> . </text:span></text:p>
        <text:p text:style-name="P29">The default value is <text:s/><text:span text:style-name="T28">soft</text:span> , so the user does not have to press Return at the end of a line, though this can vary from browser to browser. </text:p>
        <text:p text:style-name="P29"><text:span text:style-name="T35">On </text:span><text:span text:style-name="T27">soft</text:span><text:span text:style-name="T35">, wrapping will occur on the client side, but the carriage returns won’t be posted to the server, just the text. If the <text:s/>wrap attribute is set to <text:s/></text:span><text:span text:style-name="T27">hard</text:span><text:span text:style-name="T35"> , any carriage returns caused by wrapping will be converted to hard returns. Also, you need to be aware that the carriage-return character is determined by the operating system that the browser is running on. To turn off wrapping client-side, set <text:s/></text:span><text:span text:style-name="T27">wrap</text:span><text:span text:style-name="T35"> to <text:s/></text:span><text:span text:style-name="T27">off</text:span><text:span text:style-name="T35">.</text:span></text:p>
        <text:h text:style-name="Heading_20_3" text:outline-level="3"><text:bookmark-start text:name="__RefHeading___Toc2415_1726950752"/>Checkbox/Radio <text:span text:style-name="T42">buttons</text:span><text:bookmark-end text:name="__RefHeading___Toc2415_1726950752"/></text:h>
        <text:p text:style-name="Preformatted_20_Text">&lt;input type="radio" name="<text:span text:style-name="T36">uoo</text:span>" <text:span text:style-name="T16">checked</text:span>="checked" value="<text:span text:style-name="T36">uo</text:span>" /&gt;</text:p>
        <text:p text:style-name="P30">To create a group of radio buttons, you simply give each radio button the same <text:s/>name. </text:p>
        <text:p text:style-name="P31">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7">2</text:span>"&gt;</text:p>
        <text:p text:style-name="Preformatted_20_Text"><text:s/>&lt;option value="0" selected="selected"&gt;Monday&lt;/option&gt;</text:p>
        <text:p text:style-name="Preformatted_20_Text"><text:s/>&lt;option value="1"&gt;Tuesday&lt;/option&gt;</text:p>
        <text:p text:style-name="Preformatted_20_Text">&lt;/select&gt;</text:p>
        <text:p text:style-name="P13">If you want this to be a drop-down list, you just need to change the <text:s/>size attribute in the <text:s/><text:span text:style-name="T26">&lt;select&gt; </text:span>element to <text:span text:style-name="T26"><text:s/>1</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41"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5">The following text</text:p>
        <text:p text:style-name="P15">&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text:soft-page-break/>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3"><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2">diffent types:</text:span> <text:tab/><text:tab/></text:p>
        <text:p text:style-name="P3"><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2">2) </text:span></text:span><text:span text:style-name="Source_20_Text"><text:span text:style-name="Strong_20_Emphasis"><text:span text:style-name="T10">radio b</text:span></text:span></text:span><text:span text:style-name="Source_20_Text"><text:span text:style-name="Strong_20_Emphasis"><text:span text:style-name="T9">utton</text:span></text:span></text:span><text:span text:style-name="Source_20_Text"><text:span text:style-name="T9">, round button</text:span></text:span></text:p>
        <text:p text:style-name="Preformatted_20_Text"><text:span text:style-name="Source_20_Text">&lt;input type='radio'&gt;</text:span><text:span text:style-name="Source_20_Text"><text:span text:style-name="T21">yes</text:span></text:span></text:p>
        <text:p text:style-name="Text_20_body"><text:span text:style-name="Source_20_Text"><text:span text:style-name="T16"><text:tab/></text:span></text:span><text:span text:style-name="Source_20_Text"><text:span text:style-name="T11">3) checkbox</text:span></text:span></text:p>
        <text:p text:style-name="Preformatted_20_Text">&lt;input type="checkbox"checked &gt;</text:p>
        <text:p text:style-name="Standard"><text:tab/><text:span text:style-name="T18">4) </text:span><text:span text:style-name="T13">submit</text:span></text:p>
        <text:p text:style-name="P16">&lt;input type="submit"&gt;</text:p>
        <text:p text:style-name="Standard"><text:tab/><text:span text:style-name="T14">5) textarea</text:span></text:p>
        <text:p text:style-name="P17">&lt;textarea name="msg"&gt;&lt;/textarea&gt;</text:p>
        <text:p text:style-name="Preformatted_20_Text"/>
        <text:p text:style-name="P2"><text:span text:style-name="Source_20_Text"><text:span text:style-name="T9">unlike the vast majority of HTML elements, </text:span></text:span><text:span text:style-name="Source_20_Text"><text:span text:style-name="T3">&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3">&lt;/input&gt; </text:span></text:span><text:span text:style-name="Source_20_Text"><text:span text:style-name="T9">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22"><text:span text:style-name="Source_20_Text">&lt;link type="text/css" rel="stylesheet" href="styles.css" /&gt;</text:span></text:p>
        <text:h text:style-name="P42"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1">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21"><text:span text:style-name="Source_20_Text">&lt;p&gt;&lt;strong&gt;&lt;strong&gt;Warning:&lt;/strong&gt;Acid can cause severe burns&lt;/strong&gt; &lt;/p&gt;</text:span></text:p>
        <text:p text:style-name="P21"><text:span text:style-name="Source_20_Text"/></text:p>
        <text:p text:style-name="P21"><text:span text:style-name="Source_20_Text"/></text:p>
        <text:p text:style-name="P21"><text:span text:style-name="Source_20_Text"/></text:p>
        <text:h text:style-name="Heading_20_1" text:outline-level="1"><text:bookmark-start text:name="__RefHeading___Toc2441_1726950752"/><text:soft-page-break/>Tables<text:bookmark-end text:name="__RefHeading___Toc2441_1726950752"/></text:h>
        <text:p text:style-name="Text_20_body">An element for displaying information in rows and columns. Supports headers and footers for labeling columns. Divides information into <text:span text:style-name="T16">rows (denoted by the tr tag)</text:span> which contain <text:span text:style-name="T16">cells (denoted by the td tag).</text:span></text:p>
        <text:p text:style-name="Text_20_body"><text:span text:style-name="Strong_20_Emphasis">Example</text:span></text:p>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1"><text:span text:style-name="Source_20_Text">&lt;title&gt; HTML Glossary &lt;/title&gt;</text:span></text:p>
        <text:p text:style-name="P21"><text:span text:style-name="Source_20_Text"/></text:p>
        <text:p text:style-name="P21"><text:span text:style-name="Source_20_Text"/></text:p>
        <text:p text:style-name="P21"><text:span text:style-name="Source_20_Text"/></text:p>
        <text:p text:style-name="P21"><text:span text:style-name="Source_20_Text"/></text:p>
        <text:p text:style-name="P21"><text:span text:style-name="Source_20_Text"/></text:p>
        <text:p text:style-name="P21"><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11"/>v0.<text:span text:style-name="MT1">8 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6-05-25T15:36:19.970284830</dc:date>
    <meta:editing-duration>P2DT8H56M52S</meta:editing-duration>
    <meta:editing-cycles>65</meta:editing-cycles>
    <meta:generator>LibreOffice/5.1.2.2$Linux_X86_64 LibreOffice_project/10m0$Build-2</meta:generator>
    <meta:print-date>2016-05-25T15:31:40.585526775</meta:print-date>
    <meta:document-statistic meta:table-count="2" meta:image-count="0" meta:object-count="0" meta:page-count="5" meta:paragraph-count="276" meta:word-count="1588" meta:character-count="9890" meta:non-whitespace-character-count="8340"/>
  </office:meta>
</office:document-meta>
</file>